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padding="0.0291in" fo:border-left="none" fo:border-right="none" fo:border-top="none" fo:border-bottom="0.0008in solid #000000" style:join-border="false"/>
    </style:style>
    <style:style style:name="P5"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5 Notes</text:p>
      <text:p text:style-name="Standard"/>
      <text:p text:style-name="Standard">5-1</text:p>
      <text:p text:style-name="Standard">Introduction to SQL</text:p>
      <text:p text:style-name="Standard"/>
      <text:p text:style-name="Standard">What is SQL?</text:p>
      <text:p text:style-name="Standard">-SQL is an abbreviation for Structured Query Language</text:p>
      <text:p text:style-name="Standard">-it is generally pronounced as “sequel”</text:p>
      <text:p text:style-name="Standard">-SQL is a unified language for defining, querying, modifying, and controlling the data in a Relational Database</text:p>
      <text:p text:style-name="Standard"/>
      <text:p text:style-name="Standard">SQL Standards</text:p>
      <text:p text:style-name="Standard">-SQL is a standard, not a software product</text:p>
      <text:p text:style-name="Standard">-commercial institutions now lead the standard by extending SQL to meet the needs of business</text:p>
      <text:p text:style-name="Standard">-the main commercial database management systems (DBMS) in the industry today are: Oracle (MySQL), Sybase, Microsoft SQL Server</text:p>
      <text:p text:style-name="Standard"/>
      <text:p text:style-name="Standard">Relational Data Base (RDBMS)</text:p>
      <text:p text:style-name="Standard">-What is a Relational Database Management System (RDBMS)?</text:p>
      <text:p text:style-name="Standard"><text:tab/>-all data is stored in Tables (ie. Relations, a grid-like format similar to a spreadsheet)</text:p>
      <text:p text:style-name="Standard"><text:tab/>-the logical representation of data is separate from its physical sotrage</text:p>
      <text:p text:style-name="Standard"><text:tab/>-one high-level language is provided for structuring, querying, and changing information. This, of course is SQL</text:p>
      <text:p text:style-name="Standard"><text:tab/>-supports the concept of NULL values (in a database, a blank space is handled as a null value since you can't have a “blank”)</text:p>
      <text:p text:style-name="Standard"><text:tab/>-provides mechanisms for integrity, recovery, authorization, and transactions</text:p>
      <text:p text:style-name="Standard"/>
      <text:p text:style-name="Standard">What are Tables?</text:p>
      <text:p text:style-name="Standard">-they have rows and columns, like a spreadsheet with rows and columns</text:p>
      <text:p text:style-name="Standard">-in a database, the column names will have a specific name assigned to it. It identifies the type of data in each column</text:p>
      <text:p text:style-name="Standard">-each row will be defined by a primary key (ie. A unique employee id in the powerpoint)</text:p>
      <text:p text:style-name="Standard"/>
      <text:p text:style-name="Standard">What is a Database?</text:p>
      <text:p text:style-name="Standard">-A database is a set of related tables</text:p>
      <text:p text:style-name="Standard">-tables are separate but equal in that:</text:p>
      <text:p text:style-name="Standard"><text:tab/>-they have no hierarchical ranking</text:p>
      <text:p text:style-name="Standard"><text:tab/>-they have inherent relationships to each other</text:p>
      <text:p text:style-name="Standard"><text:tab/>-you can create relationships</text:p>
      <text:p text:style-name="Standard">-using a crow's foot to connect a larger table to a smaller one conceptually (ie. Department being the larger group that can contain many employees)</text:p>
      <text:p text:style-name="Standard"/>
      <text:p text:style-name="Standard">What is an Entity?</text:p>
      <text:p text:style-name="Standard">-An entity is a person, place, or thing for which you wish to hold information</text:p>
      <text:p text:style-name="Standard">-a table is a collection of separate occurrences of an Entity</text:p>
      <text:p text:style-name="Standard"><text:tab/>-ie. The “Employee” table contains information about individual employees</text:p>
      <text:p text:style-name="Standard">-Separate Characteristics are stored for each Occurrence of an Entity (ie. A row)</text:p>
      <text:p text:style-name="Standard"><text:tab/>-ie. An individual employee has a name, address, phone number, etc</text:p>
      <text:p text:style-name="Standard"/>
      <text:p text:style-name="Standard"><text:soft-page-break/>Example Table</text:p>
      <text:p text:style-name="Standard">-table has a Last Name column and a City column</text:p>
      <text:p text:style-name="Standard">-each different person and their last name represent a row of data</text:p>
      <text:p text:style-name="Standard"/>
      <text:p text:style-name="Standard">Primary Key</text:p>
      <text:p text:style-name="Standard">-each Row is uniquely identified using the Primary Key</text:p>
      <text:p text:style-name="Standard">-The Primary Key is defined as any Column (or combination of columns) that can be used to uniquely identify a particular row</text:p>
      <text:p text:style-name="Standard"/>
      <text:p text:style-name="Standard">Data Manipulate Statements</text:p>
      <text:p text:style-name="Standard">-the SELECT statement displays information you want to see from the database</text:p>
      <text:p text:style-name="Standard">-the INSERT statement allows you to add rows to the database</text:p>
      <text:p text:style-name="Standard">-the UPDATE statement allows you to change existing column information</text:p>
      <text:p text:style-name="Standard">-the DELETE statement deletes rows of data</text:p>
      <text:p text:style-name="Standard"/>
      <text:p text:style-name="Standard">Example Primary Key</text:p>
      <text:p text:style-name="Standard">-in our previous table, the Last Name column acts as the primary key</text:p>
      <text:p text:style-name="Standard">-note: names don't usually work best as primary keys, but this is for the sake of example</text:p>
      <text:p text:style-name="Standard"/>
      <text:p text:style-name="Standard">Values</text:p>
      <text:p text:style-name="Standard">-a Value can be determined by the intersection of the Column Name for the row identified by the Primary Key</text:p>
      <text:p text:style-name="Standard">-Example: if I wanted to know where “Perry” lives, I need only tell SQL about the Primary Key value “Perry” and the City column</text:p>
      <text:p text:style-name="Standard"/>
      <text:p text:style-name="Standard">SQL is a High-level Language</text:p>
      <text:p text:style-name="Standard">-SQL statements can be logically broken into three high-level sets:</text:p>
      <text:p text:style-name="Standard"><text:tab/>-Data Manipulation (DML) – can query and update the data</text:p>
      <text:p text:style-name="Standard"><text:tab/>-Data Definition (DDL) – can define the objects in a database</text:p>
      <text:p text:style-name="Standard"><text:tab/>-Data Administration (DCL) – can control access to the data (security)</text:p>
      <text:p text:style-name="Standard"/>
      <text:p text:style-name="Standard">Data Definition Statements</text:p>
      <text:p text:style-name="Standard">-the CREATE statement allows you to create tables, views, and indexes</text:p>
      <text:p text:style-name="Standard">-the DROP statement allows you to remove tables, views, and index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Standard"><text:soft-page-break/>5-2</text:p>
      <text:p text:style-name="Standard">The Bookpub Database</text:p>
      <text:p text:style-name="Standard">(refer to image in class notes folder to see how this is laid out)</text:p>
      <text:p text:style-name="Standard"/>
      <text:p text:style-name="Standard">-there is a table for publishers, books, authors, and a book/author table</text:p>
      <text:p text:style-name="Standard"/>
      <text:p text:style-name="Standard">Publisher </text:p>
      <text:p text:style-name="Standard">-each publisher has a pub_id (numeric code to distinguish them), name, address, city, state </text:p>
      <text:p text:style-name="Standard"/>
      <text:p text:style-name="Standard">Book</text:p>
      <text:p text:style-name="Standard">-each book has an isbn number, title, type, pub_id (Foreign Key - same column and kind of data as publishers data), price, advance, ytd_sales, pub_date</text:p>
      <text:p text:style-name="Standard">-Foreign Keys allow us to have a One To Many relationship </text:p>
      <text:p text:style-name="Standard"/>
      <text:p text:style-name="Standard">Author </text:p>
      <text:p text:style-name="Standard">-each author has an ssn, lastname, firstname, phone number, address, city, state, zip</text:p>
      <text:p text:style-name="Standard"/>
      <text:p text:style-name="Standard">Book/Author</text:p>
      <text:p text:style-name="Standard">-when you have entities with a Many To Many relationship to them, you have to do something special</text:p>
      <text:p text:style-name="Standard">-an author can write more than one book. A book can be written by more than one author. So the relationship between the two tables is Many To Many, meaning that more than one can be used on each of the other tables</text:p>
      <text:p text:style-name="Standard">-we have to have two One To Many relationships in a table that bridges two separate tables. This is often called a bridging table or a connecting table</text:p>
      <text:p text:style-name="Standard">-in our table we hve the ssn, isbn, author_order, and royaltyshare</text:p>
      <text:p text:style-name="Standard">-*at a minimum, you need the two primary keys. Then you can discover attributes that are only true about the relationship of those primary keys. ie. author_order in our table is a relationship of two authors, same goes for royalty share</text:p>
      <text:p text:style-name="Standard"/>
      <text:p text:style-name="Standard">Opening the database in PHP MyAdmin</text:p>
      <text:p text:style-name="Standard">-there is data for the author table, book table, etc</text:p>
      <text:p text:style-name="Standard">-for book/author table you can see that there are multiples of some values since they appear multiple times in the table to show the association (such as if an author had a solo book and a book they wrote with another auth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Standard"><text:soft-page-break/>5-3</text:p>
      <text:p text:style-name="Standard">Creating Tables</text:p>
      <text:p text:style-name="Standard">-we are creating our databases out of a php file</text:p>
      <text:p text:style-name="Standard"/>
      <text:p text:style-name="Standard">-tables are defined between open parentheses and closed parentheses</text:p>
      <text:p text:style-name="Standard">-each table needs a name as well</text:p>
      <text:p text:style-name="Standard">-within the parentheses, we have the column names themselves. After each name, we have to specify a datatype</text:p>
      <text:p text:style-name="Standard">-a datatype is the type of data that can be held in the column, there are three types:</text:p>
      <text:p text:style-name="Standard"><text:tab/>-character data / textual data (varchar means variable length, so we can set a maximum length)</text:p>
      <text:p text:style-name="Standard"><text:tab/>-integer (int). The default size is large, so generally you don't have to specify a number</text:p>
      <text:p text:style-name="Standard"><text:tab/>-numeric(X, Y) – there are a number of numeric positions (specified by X) and then where the decimal point is placed (Y). ie. Numeric(5, 2) would have the last two digits be decimal points</text:p>
      <text:p text:style-name="Standard"/>
      <text:p text:style-name="Standard">-primary keys are used to keep track of each row. We use the keywords “primary key” to specify. We want our primary key to be something that's unique, often a number value. Each primary key must be unique, duplicate values will net an error message</text:p>
      <text:p text:style-name="Standard"/>
      <text:p text:style-name="Standard">-”not null” essentially means that it is a required column</text:p>
      <text:p text:style-name="Standard">-”null” means that nulls are allowed, they are not required </text:p>
      <text:p text:style-name="Standard">-understand that a null is not the same as a blank or a zero, it is its own thing</text:p>
      <text:p text:style-name="Standard"/>
      <text:p text:style-name="Standard">-the drop commands are in here because the script is made to run multiple times. Here it is dropped and recreated when the program runs</text:p>
      <text:p text:style-name="Standard"/>
      <text:p text:style-name="Standard">drop table author;</text:p>
      <text:p text:style-name="Standard"/>
      <text:p text:style-name="Standard">create table author</text:p>
      <text:p text:style-name="Standard"><text:tab/>(ssn varchar(11) primary key,</text:p>
      <text:p text:style-name="Standard"><text:tab/>lastname varchar(40) not null,</text:p>
      <text:p text:style-name="Standard"><text:tab/>firstname varchar(20) not null,</text:p>
      <text:p text:style-name="Standard"><text:tab/>phone varchar(12) null,</text:p>
      <text:p text:style-name="Standard"><text:tab/>address varchar(40) null,</text:p>
      <text:p text:style-name="Standard"><text:tab/>city varchar(20) null,</text:p>
      <text:p text:style-name="Standard"><text:tab/>state varchar(2) null,</text:p>
      <text:p text:style-name="Standard"><text:tab/>zip varchar(5) null</text:p>
      <text:p text:style-name="Standard"><text:tab/>);</text:p>
      <text:p text:style-name="Standard"/>
      <text:p text:style-name="Standard">drop table publisher;</text:p>
      <text:p text:style-name="Standard"/>
      <text:p text:style-name="Standard">create table publisher</text:p>
      <text:p text:style-name="Standard"><text:tab/>(pub_id varchar(4) primary key,</text:p>
      <text:p text:style-name="Standard"><text:tab/>name varchar(40) null,</text:p>
      <text:p text:style-name="Standard"><text:tab/>address varchar(40) null,</text:p>
      <text:p text:style-name="Standard"><text:tab/>city varchar(20) null,</text:p>
      <text:p text:style-name="Standard"><text:tab/>state varchar(2) null);</text:p>
      <text:p text:style-name="Standard">;</text:p>
      <text:p text:style-name="Standard"/>
      <text:p text:style-name="Standard">drop table bookauthor;</text:p>
      <text:p text:style-name="Standard"><text:soft-page-break/></text:p>
      <text:p text:style-name="Standard">create table bookauthor</text:p>
      <text:p text:style-name="Standard"><text:tab/>{ssn varchar(11) not null,</text:p>
      <text:p text:style-name="Standard"><text:tab/>isbn varchar(13) not null,</text:p>
      <text:p text:style-name="Standard"><text:tab/>author_order int not null,</text:p>
      <text:p text:style-name="Standard"><text:tab/>royaltyshare numeric (5, 2) null,</text:p>
      <text:p text:style-name="Standard"><text:tab/>//the primary key needs both the ssn and the isbn</text:p>
      <text:p text:style-name="Standard"><text:tab/>//if you need a combination primary key, you use the syntax here</text:p>
      <text:p text:style-name="Standard"><text:tab/>primary key(ssn, isbn)</text:p>
      <text:p text:style-name="Standard"><text:tab/>);</text:p>
      <text:p text:style-name="Standard"/>
      <text:p text:style-name="Standard">drop table book;</text:p>
      <text:p text:style-name="Standard"/>
      <text:p text:style-name="Standard">create table book</text:p>
      <text:p text:style-name="Standard"><text:tab/>(isbn varchar(13) primary key,</text:p>
      <text:p text:style-name="Standard"><text:tab/>title varchar(80) not null,</text:p>
      <text:p text:style-name="Standard"><text:tab/>type varchar(12) null,</text:p>
      <text:p text:style-name="Standard"><text:tab/>pub_id varchar(4) null,</text:p>
      <text:p text:style-name="Standard"><text:tab/>advance numeric(9,2) null,</text:p>
      <text:p text:style-name="Standard"><text:tab/>ytd_sales int null,</text:p>
      <text:p text:style-name="Standard"><text:tab/>//date is a special database construct that knows how to store dates</text:p>
      <text:p text:style-name="Standard"><text:tab/>//it stores dates natively with its own internal format</text:p>
      <text:p text:style-name="Standard"><text:tab/>//we don't have to worry too much about how it is stored, we just have to know how to ask for what we want so to speak</text:p>
      <text:p text:style-name="Standard"><text:tab/>pubdate date null);</text:p>
      <text:p text:style-name="Standard">;</text:p>
      <text:p text:style-name="Standard">insert into author</text:p>
      <text:p text:style-name="Standard">values ('409-56-7008', 'Bennet', 'Abraham', … (example for notes ended but this is loading in the data for the table we've set 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text:soft-page-break/></text:p>
      <text:p text:style-name="Standard"/>
      <text:p text:style-name="Standard">5-4</text:p>
      <text:p text:style-name="Standard">Simple Select</text:p>
      <text:p text:style-name="Standard"/>
      <text:p text:style-name="Standard">A Very Simple Select Statement:</text:p>
      <text:p text:style-name="Standard">select *</text:p>
      <text:p text:style-name="Standard">from author;</text:p>
      <text:p text:style-name="Standard"/>
      <text:p text:style-name="Standard">-the absolute minimum for a select statement requires a “select” and a “from”</text:p>
      <text:p text:style-name="Standard">-the asterisk tells the database to show all columns in the table that are specified after the from clause</text:p>
      <text:p text:style-name="Standard">-the select-list is what we put after select</text:p>
      <text:p text:style-name="Standard">-it is often easier to read if you keep different select statement clauses on different lines</text:p>
      <text:p text:style-name="Standard">-the above statements give us the return from the author table of our database</text:p>
      <text:p text:style-name="Standard">…........................</text:p>
      <text:p text:style-name="Standard"/>
      <text:p text:style-name="Standard">Selecting Specific Columns:</text:p>
      <text:p text:style-name="Standard">select lastname firstname, city, state</text:p>
      <text:p text:style-name="Standard">from author;</text:p>
      <text:p text:style-name="Standard"/>
      <text:p text:style-name="Standard">-this only gives the specific columns we asked for in the select clause</text:p>
      <text:p text:style-name="Standard"/>
      <text:p text:style-name="Standard">…...........................</text:p>
      <text:p text:style-name="Standard"/>
      <text:p text:style-name="Standard">Selecting Specific Rows (with the where statement):</text:p>
      <text:p text:style-name="Standard">select lastname, firstname, city, state </text:p>
      <text:p text:style-name="Standard">from author </text:p>
      <text:p text:style-name="Standard">where state = 'KS';</text:p>
      <text:p text:style-name="Standard"/>
      <text:p text:style-name="Standard">-NOTE: make sure there's spaces around the equals sign and at the end of each line. You don't want them to run together</text:p>
      <text:p text:style-name="Standard">-many databases in the real world are case sensitive, our MySQL database is case insensitive though</text:p>
      <text:p text:style-name="Standard">-we can put a specific city or other data in the where statement as well to narrow it down</text:p>
      <text:p text:style-name="Standard"><text:tab/>-ie. Where city = 'Palo Alto';</text:p>
      <text:p text:style-name="Standard">-sometimes when you get 0 rows back, that's the right answer to the question you asked. Make sure with the database</text:p>
      <text:p text:style-name="Standard"/>
      <text:p text:style-name="Standard"/>
      <text:p text:style-name="Standard">-it's good practice to put a semicolon at the end of the statement </text:p>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Standard"><text:soft-page-break/></text:p>
      <text:p text:style-name="Standard">5-5</text:p>
      <text:p text:style-name="Standard">Comparison Operators</text:p>
      <text:p text:style-name="Standard"/>
      <text:p text:style-name="Standard">-note: some sql interfaces will require you to use single quotes for narrowing searches</text:p>
      <text:p text:style-name="Standard">-so far we've seen the = operator used</text:p>
      <text:p text:style-name="Standard"><text:tab/>-ie. Where city = 'Oakland';</text:p>
      <text:p text:style-name="Standard">-the program is looking at the datatype and making a comparison based on that, so integer to text would not work for example</text:p>
      <text:p text:style-name="Standard">…...................................</text:p>
      <text:p text:style-name="Standard"/>
      <text:p text:style-name="Standard">select*</text:p>
      <text:p text:style-name="Standard">from book;</text:p>
      <text:p text:style-name="Standard"/>
      <text:p text:style-name="Standard">-we have decimals, integers, text, default date format, etc in this table</text:p>
      <text:p text:style-name="Standard"/>
      <text:p text:style-name="Standard">…...............</text:p>
      <text:p text:style-name="Standard"/>
      <text:p text:style-name="Standard">-let's use the comparison operator in the where clause to find book sales over 5000:</text:p>
      <text:p text:style-name="Standard">select*</text:p>
      <text:p text:style-name="Standard">from book</text:p>
      <text:p text:style-name="Standard">where ytd_sales &gt; 5000;</text:p>
      <text:p text:style-name="Standard"/>
      <text:p text:style-name="Standard">-note: when using integers, don't put it in quotes because it's an integer rather than a string</text:p>
      <text:p text:style-name="Standard"/>
      <text:p text:style-name="Standard">select* </text:p>
      <text:p text:style-name="Standard">from book </text:p>
      <text:p text:style-name="Standard">where price &lt; 29.99;</text:p>
      <text:p text:style-name="Standard"/>
      <text:p text:style-name="Standard">…...............</text:p>
      <text:p text:style-name="Standard"/>
      <text:p text:style-name="Standard">select* </text:p>
      <text:p text:style-name="Standard">from book </text:p>
      <text:p text:style-name="Standard">where type &gt; 'business';</text:p>
      <text:p text:style-name="Standard"/>
      <text:p text:style-name="Standard">-this will give you the types after 'b' alphabetically</text:p>
      <text:p text:style-name="Standard">-so greater and less than do work in this</text:p>
      <text:p text:style-name="Standard"/>
      <text:p text:style-name="Standard">…...........</text:p>
      <text:p text:style-name="Standard">(with a date)</text:p>
      <text:p text:style-name="Standard"/>
      <text:p text:style-name="Standard">select* </text:p>
      <text:p text:style-name="Standard">from book </text:p>
      <text:p text:style-name="Standard">where type &gt; '1998-06-30';</text:p>
      <text:p text:style-name="Standard"/>
      <text:p text:style-name="Standard">-note: for dates you have to put them in quotes to let the program know it's a date</text:p>
      <text:p text:style-name="P1">-less than or greater than still knows for dates. It internally knows things such as leap years as well because of how SQL is set up</text:p>
      <text:p text:style-name="Standard"/>
      <text:p text:style-name="Standard"><text:soft-page-break/></text:p>
      <text:p text:style-name="Standard">5-6</text:p>
      <text:p text:style-name="Standard">Logical Operators (and, or, not, etc)</text:p>
      <text:p text:style-name="Standard"/>
      <text:p text:style-name="Standard">-we could run two separate select statements for the different things we want to see</text:p>
      <text:p text:style-name="Standard"/>
      <text:p text:style-name="Standard">example, using two select statements to narrow down how many books have specific prices:</text:p>
      <text:p text:style-name="Standard">select* </text:p>
      <text:p text:style-name="Standard">from book </text:p>
      <text:p text:style-name="Standard">where price = 21.95;</text:p>
      <text:p text:style-name="Standard"/>
      <text:p text:style-name="Standard">select* </text:p>
      <text:p text:style-name="Standard">from book </text:p>
      <text:p text:style-name="Standard">where price = 12.99;</text:p>
      <text:p text:style-name="Standard"/>
      <text:p text:style-name="Standard">…...............</text:p>
      <text:p text:style-name="Standard"/>
      <text:p text:style-name="Standard">-we can use a logical conjunction to get those separate statements into one line</text:p>
      <text:p text:style-name="Standard">-here we'll be using the “or” operator </text:p>
      <text:p text:style-name="Standard">-notice when using “or” we have to write another equals sign as well to show the other comparison</text:p>
      <text:p text:style-name="Standard"/>
      <text:p text:style-name="Standard">example:</text:p>
      <text:p text:style-name="Standard">select* </text:p>
      <text:p text:style-name="Standard">from book </text:p>
      <text:p text:style-name="Standard">where price = 21.95 or price = 12.99;</text:p>
      <text:p text:style-name="Standard"/>
      <text:p text:style-name="Standard">-an “or” will return a row to the results set if either side of the comparison is true</text:p>
      <text:p text:style-name="Standard">-sometimes parentheses can add clarity even if they're not necessary</text:p>
      <text:p text:style-name="Standard"><text:tab/>ie. Where (price = 21.95 or price = 12.99);</text:p>
      <text:p text:style-name="Standard"/>
      <text:p text:style-name="Standard">-in the above example, if we use an “and” operator, we'll get no results back because a book cannot simultaneously have two prices</text:p>
      <text:p text:style-name="Standard">-”and” will bring results if both statements are true</text:p>
      <text:p text:style-name="Standard"/>
      <text:p text:style-name="Standard">…...............</text:p>
      <text:p text:style-name="Standard"/>
      <text:p text:style-name="Standard">using “and”</text:p>
      <text:p text:style-name="Standard"/>
      <text:p text:style-name="Standard">select* </text:p>
      <text:p text:style-name="Standard">from book </text:p>
      <text:p text:style-name="Standard">where (price = 21.95 and advance &lt;= 5000);</text:p>
      <text:p text:style-name="Standard"/>
      <text:p text:style-name="Standard">-both sides of the comparison must be true when using an “and”</text:p>
      <text:p text:style-name="Standard">-similar to php's “and”s and “or”s, just be careful because you have to remember what you're telling the computer</text:p>
      <text:p text:style-name="Standard"/>
      <text:p text:style-name="Standard">…...........</text:p>
      <text:p text:style-name="Standard"/>
      <text:p text:style-name="Standard"/>
      <text:p text:style-name="Standard"><text:soft-page-break/>you can also use a NOT to give you everything that is not encompassed by that logic statement. HOWEVER, when you use “not”s and “or”s, it does not account for nulls, so it rejects it from the results set when we ask a question in that way</text:p>
      <text:p text:style-name="Standard"/>
      <text:p text:style-name="Standard">select* </text:p>
      <text:p text:style-name="Standard">from book </text:p>
      <text:p text:style-name="Standard">where NOT (price = 21.95 and advance &lt;= 5000);</text:p>
      <text:p text:style-name="Standard"/>
      <text:p text:style-name="Standard"/>
      <text:p text:style-name="Standard">-next lesson we will learn how to handle nulls so they're not ignored when making logic state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Standard"/>
      <text:p text:style-name="Standard"><text:soft-page-break/>5-7</text:p>
      <text:p text:style-name="Standard">Selecting Nulls</text:p>
      <text:p text:style-name="Standard"/>
      <text:p text:style-name="Standard">-null values were being ignored in our previous example, because they are not considered as being greater or less than anything</text:p>
      <text:p text:style-name="Standard"/>
      <text:p text:style-name="Standard">Selecting A Null:</text:p>
      <text:p text:style-name="Standard">select* </text:p>
      <text:p text:style-name="Standard">from book </text:p>
      <text:p text:style-name="Standard">where advance is null</text:p>
      <text:p text:style-name="Standard"/>
      <text:p text:style-name="Standard">-notice that we use “is” instead of an equal when referring to nulls</text:p>
      <text:p text:style-name="Standard">-to do the inverse, we write it as “is not”</text:p>
      <text:p text:style-name="Standard">-null does not go into single quotes, remember that null is its own thing</text:p>
      <text:p text:style-name="Standard"/>
      <text:p text:style-name="Standard">select* </text:p>
      <text:p text:style-name="Standard">from book </text:p>
      <text:p text:style-name="Standard">where advance is not null</text:p>
      <text:p text:style-name="Standard"/>
      <text:p text:style-name="Standard"/>
      <text:p text:style-name="Standard">-you can use this syntax with other logic statements in order to account for null values</text:p>
      <text:p text:style-name="Standard"/>
      <text:p text:style-name="Standard">select*</text:p>
      <text:p text:style-name="Standard">from book</text:p>
      <text:p text:style-name="Standard">where advance is null or advance &gt; 50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Standard"/>
      <text:p text:style-name="Standard"/>
      <text:p text:style-name="Standard"><text:soft-page-break/></text:p>
      <text:p text:style-name="Standard">5-8</text:p>
      <text:p text:style-name="Standard">Sorting Results</text:p>
      <text:p text:style-name="Standard"/>
      <text:p text:style-name="Standard">-with relational databases, you cannot rely on how the data is stored on the box. If you want it sorted in a specific order, you have to ask for it</text:p>
      <text:p text:style-name="Standard"/>
      <text:p text:style-name="Standard">Basic Alphabetical Sort (ASC by default):</text:p>
      <text:p text:style-name="Standard">select title </text:p>
      <text:p text:style-name="Standard">from book </text:p>
      <text:p text:style-name="Standard">order by title;</text:p>
      <text:p text:style-name="Standard"/>
      <text:p text:style-name="Standard">Reverse Alphabetical Sort (DESC stands for descending):</text:p>
      <text:p text:style-name="Standard">select title </text:p>
      <text:p text:style-name="Standard">from book </text:p>
      <text:p text:style-name="Standard">order by title DESC;</text:p>
      <text:p text:style-name="Standard"/>
      <text:p text:style-name="Standard">Giving The First One In a Select-List:</text:p>
      <text:p text:style-name="Standard">select title </text:p>
      <text:p text:style-name="Standard">from book </text:p>
      <text:p text:style-name="Standard">order by 1;</text:p>
      <text:p text:style-name="Standard"/>
      <text:p text:style-name="Standard">Ordering By Price (will give the second of what we selected using he order command)</text:p>
      <text:p text:style-name="Standard">select title, price </text:p>
      <text:p text:style-name="Standard">from book </text:p>
      <text:p text:style-name="Standard">order by 2;</text:p>
      <text:p text:style-name="Standard"/>
      <text:p text:style-name="Standard">-a rule of using a tabular interface is to try to put what is sorted in the leftmost row</text:p>
      <text:p text:style-name="Standard">-you want to get used to using the column names rather than the number because it will be more clear</text:p>
      <text:p text:style-name="Standard"/>
      <text:p text:style-name="Standard">so to put price first:</text:p>
      <text:p text:style-name="Standard">select price, title </text:p>
      <text:p text:style-name="Standard">from book </text:p>
      <text:p text:style-name="Standard">order by price;</text:p>
      <text:p text:style-name="Standard"/>
      <text:p text:style-name="Standard">Ordering first by price, and then alphabetically for the titles that have the same price:</text:p>
      <text:p text:style-name="Standard">select price, title </text:p>
      <text:p text:style-name="Standard">from book </text:p>
      <text:p text:style-name="Standard">order by price, title;</text:p>
      <text:p text:style-name="Standard"/>
      <text:p text:style-name="Standard">-you can extend the order by as many levels deep as you need to. Only do this if this makes sense though</text:p>
      <text:p text:style-name="Standard">-you can also use a descending for a specific column</text:p>
      <text:p text:style-name="Standard">-NOTE: the order must go select clause → from clause → where clause → order by clause</text:p>
      <text:p text:style-name="Standard"/>
      <text:p text:style-name="Standard">Ordering first by price, then reverse alphabetically for the titles that have the same price:</text:p>
      <text:p text:style-name="Standard">select price, title </text:p>
      <text:p text:style-name="Standard">from book </text:p>
      <text:p text:style-name="P1">order by price, title desc;</text:p>
      <text:p text:style-name="Standard"><text:soft-page-break/></text:p>
      <text:p text:style-name="Standard">5-9</text:p>
      <text:p text:style-name="Standard">Aggregate Functions</text:p>
      <text:p text:style-name="Standard"/>
      <text:p text:style-name="Standard">-the sum function works like a mathematical summing</text:p>
      <text:p text:style-name="Standard">-you can't see detail information and summary information in one statement. If you include the entire select statement for unrelated info, it will give you incorrect data</text:p>
      <text:p text:style-name="Standard">-there is a way to group these later, but for now just use two different statements</text:p>
      <text:p text:style-name="Standard"/>
      <text:p text:style-name="Standard">Sum Statement:</text:p>
      <text:p text:style-name="Standard">select sum(ytd_sales)</text:p>
      <text:p text:style-name="Standard">from book;</text:p>
      <text:p text:style-name="Standard"/>
      <text:p text:style-name="Standard">-tables must be in a regular grid (even a 1 cell grid counts as regular though)</text:p>
      <text:p text:style-name="Standard">-anything we return back from a select statement must also be in a grid</text:p>
      <text:p text:style-name="Standard"/>
      <text:p text:style-name="Standard">-avg function will give you an average, what you want the average of goes in parentheses</text:p>
      <text:p text:style-name="Standard"/>
      <text:p text:style-name="Standard">Average Price and YTD Sum:</text:p>
      <text:p text:style-name="Standard">select avg(price), sum(ytd_sales) </text:p>
      <text:p text:style-name="Standard">from book;</text:p>
      <text:p text:style-name="Standard"/>
      <text:p text:style-name="Standard">Using a Counter in the Select statement:</text:p>
      <text:p text:style-name="Standard">select count(*), avg(price)m, sum(ytd_sales)</text:p>
      <text:p text:style-name="Standard">from book;</text:p>
      <text:p text:style-name="Standard"/>
      <text:p text:style-name="Standard">-note: if you use count([column name]), it will ignore nulls and not give the number you want</text:p>
      <text:p text:style-name="Standard">-ie. For previous ones, null values were ignored in the summary amount so the average was done without those nulls</text:p>
      <text:p text:style-name="Standard"/>
      <text:p text:style-name="Standard">Min/Max:</text:p>
      <text:p text:style-name="Standard">select min(price), max(price) </text:p>
      <text:p text:style-name="Standard">from book;</text:p>
      <text:p text:style-name="Standard"/>
      <text:p text:style-name="Standard">Restricting Count With Where (here it will only count ones where the price is over 30):</text:p>
      <text:p text:style-name="Standard">select count(*) </text:p>
      <text:p text:style-name="Standard">from book </text:p>
      <text:p text:style-name="Standard">where price &gt; 30;</text:p>
      <text:p text:style-name="Standard"/>
      <text:p text:style-name="Standard">select * </text:p>
      <text:p text:style-name="Standard">from book </text:p>
      <text:p text:style-name="Standard">where price &gt; 30;</text:p>
      <text:p text:style-name="Standard"/>
      <text:p text:style-name="Standard"/>
      <text:p text:style-name="P1"/>
      <text:p text:style-name="Standard"/>
      <text:p text:style-name="Standard"/>
      <text:p text:style-name="Standard"/>
      <text:p text:style-name="Standard"/>
      <text:p text:style-name="Standard"><text:soft-page-break/></text:p>
      <text:p text:style-name="Standard">5-10</text:p>
      <text:p text:style-name="Standard">Pattern Matching</text:p>
      <text:p text:style-name="Standard"/>
      <text:p text:style-name="Standard">-there are wildcard characters we can use to bring back patterns in our information</text:p>
      <text:p text:style-name="Standard">-in these examples we're using names</text:p>
      <text:p text:style-name="Standard"/>
      <text:p text:style-name="Standard">-”like” is our keyword for doing these patterns. NOT THE EQUALS SIGN</text:p>
      <text:p text:style-name="Standard">-a % as a matching character says to find things that begin with D, but with anything that comes after</text:p>
      <text:p text:style-name="Standard"/>
      <text:p text:style-name="Standard">Finding Names That Start With D:</text:p>
      <text:p text:style-name="Standard">select *</text:p>
      <text:p text:style-name="Standard">from author </text:p>
      <text:p text:style-name="Standard">where lastname LIKE 'D%';</text:p>
      <text:p text:style-name="Standard"/>
      <text:p text:style-name="Standard">Finding Names With D Anywhere In The Last Name:</text:p>
      <text:p text:style-name="Standard">select *</text:p>
      <text:p text:style-name="Standard">from author </text:p>
      <text:p text:style-name="Standard">where lastname like '%D%';</text:p>
      <text:p text:style-name="Standard"/>
      <text:p text:style-name="Standard">Finding Names That End With N:</text:p>
      <text:p text:style-name="Standard">select *</text:p>
      <text:p text:style-name="Standard">from author </text:p>
      <text:p text:style-name="Standard">where lastname like '%n';</text:p>
      <text:p text:style-name="Standard"/>
      <text:p text:style-name="Standard"/>
      <text:p text:style-name="Standard">-the underscore wildcard _ matches any single character </text:p>
      <text:p text:style-name="Standard">-in the first position, the underscore will give you anything in the first position. Same goes for other string position</text:p>
      <text:p text:style-name="Standard"/>
      <text:p text:style-name="Standard">Ignore First Character, Make Sure Second Char is an A, Then Give Anything Else After</text:p>
      <text:p text:style-name="Standard">select*</text:p>
      <text:p text:style-name="Standard">from author</text:p>
      <text:p text:style-name="Standard">where lastname like '_a%';</text:p>
      <text:p text:style-name="Standard"/>
      <text:p text:style-name="Standard">Ignore First Two Characters </text:p>
      <text:p text:style-name="Standard">select *</text:p>
      <text:p text:style-name="Standard">from author </text:p>
      <text:p text:style-name="Standard">where lastname like '__r%';</text:p>
      <text:p text:style-name="Standard"/>
      <text:p text:style-name="Standard">-again, remember to use “like” instead of the equals sign when doing pattern matching</text:p>
      <text:p text:style-name="Standard">-like will only work if you have an exact match, which is why using wildcard characters to account for different characters in a string is so important</text:p>
      <text:p text:style-name="P1"/>
      <text:p text:style-name="Standard"/>
      <text:p text:style-name="Standard"/>
      <text:p text:style-name="Standard"/>
      <text:p text:style-name="Standard"/>
      <text:p text:style-name="Standard"/>
      <text:p text:style-name="Standard"><text:soft-page-break/></text:p>
      <text:p text:style-name="Standard">5-11</text:p>
      <text:p text:style-name="Standard">Inserting Rows</text:p>
      <text:p text:style-name="Standard"/>
      <text:p text:style-name="Standard">-this lesson is on using an insert statement </text:p>
      <text:p text:style-name="Standard"/>
      <text:p text:style-name="Standard">Basic Row Insert</text:p>
      <text:p text:style-name="Standard">insert into publisher (pub_id, name, address, city, state) </text:p>
      <text:p text:style-name="Standard">values('5', 'MyBooks', '4 anywhere', 'Chicago', 'IL');</text:p>
      <text:p text:style-name="Standard"/>
      <text:p text:style-name="Standard">select* </text:p>
      <text:p text:style-name="Standard">from publisher;</text:p>
      <text:p text:style-name="Standard"/>
      <text:p text:style-name="Standard">-syntax:</text:p>
      <text:p text:style-name="Standard">insert into [table] ([column name 1], [column name 2], etc.) </text:p>
      <text:p text:style-name="Standard">values('column 1 value', 'column 2 value', 'etc');</text:p>
      <text:p text:style-name="Standard">-the comma separated values will correspond to what's in the parentheses in your insert into statement </text:p>
      <text:p text:style-name="Standard">-if things are left as blank, they will be put into the table as nulls (in our table example, we said that nulls are allowed. Refer to lesson 5-3 for how nulls are allowed in a table) </text:p>
      <text:p text:style-name="Standard">-NOTE: you can't insert the same thing twice in a row because it will have the same key value. This will give you an error and won't even let it in the datab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Standard"><text:soft-page-break/></text:p>
      <text:p text:style-name="Standard">5-12</text:p>
      <text:p text:style-name="Standard">Updating Table Data</text:p>
      <text:p text:style-name="Standard"/>
      <text:p text:style-name="Standard">-using the update statement to change data that already exists</text:p>
      <text:p text:style-name="Standard"/>
      <text:p text:style-name="P2">Updating A Bit Of Data:</text:p>
      <text:p text:style-name="Standard">update book </text:p>
      <text:p text:style-name="Standard">set type = 'cooking' </text:p>
      <text:p text:style-name="Standard">where title = 'The Psychology of Computer Cooking';</text:p>
      <text:p text:style-name="Standard"/>
      <text:p text:style-name="Standard">select*</text:p>
      <text:p text:style-name="Standard">from book;</text:p>
      <text:p text:style-name="Standard"/>
      <text:p text:style-name="Standard">-basic syntax:</text:p>
      <text:p text:style-name="Standard">update [table name] </text:p>
      <text:p text:style-name="Standard">set [column name] = '[what you want to change the value to]'</text:p>
      <text:p text:style-name="Standard">where [primary key, title, or other column name than above] = '[the title you're referring to]';</text:p>
      <text:p text:style-name="Standard"/>
      <text:p text:style-name="Standard">-you need the where clause or else it will change every type on every row</text:p>
      <text:p text:style-name="Standard"/>
      <text:p text:style-name="P2">Multiple Updates in One Statement:</text:p>
      <text:p text:style-name="Standard">update book </text:p>
      <text:p text:style-name="Standard">set type = 'psychology', price = 20, advance = 0 </text:p>
      <text:p text:style-name="Standard">where title = 'The Psychology of Computer Cooking';</text:p>
      <text:p text:style-name="Standard"/>
      <text:p text:style-name="Standard">select* </text:p>
      <text:p text:style-name="Standard">from book;</text:p>
      <text:p text:style-name="Standard"/>
      <text:p text:style-name="Standard">-we use comma separation and equals statements in our set statement in order to assign the values. Remember that numbers do not need quotes</text:p>
      <text:p text:style-name="Standard"/>
      <text:p text:style-name="P2">Updating Values By Using The Variable Itself:</text:p>
      <text:p text:style-name="Standard">update book</text:p>
      <text:p text:style-name="Standard">set price = 39.99 </text:p>
      <text:p text:style-name="Standard">where price = 29.99;</text:p>
      <text:p text:style-name="Standard"/>
      <text:p text:style-name="P3">-the above code works because the where clause executes before the set clause. So the above code will make all books that were 29.99 raise up to 39.99</text:p>
      <text:p text:style-name="P3"/>
      <text:p text:style-name="P3">-you can reload and recreate the database in order to go back to the beginning. It should be in your working files (localhost/mysql_bookpub_reload_for_wamp.php)</text:p>
      <text:p text:style-name="P3"/>
      <text:p text:style-name="P5"/>
      <text:p text:style-name="P3"/>
      <text:p text:style-name="P3"/>
      <text:p text:style-name="P3"/>
      <text:p text:style-name="P3"/>
      <text:p text:style-name="P3"/>
      <text:p text:style-name="P3"><text:soft-page-break/></text:p>
      <text:p text:style-name="P3">5-13</text:p>
      <text:p text:style-name="P3">Deleting Rows</text:p>
      <text:p text:style-name="P3"/>
      <text:p text:style-name="P3">-we can insert whole rows, but we can also delete whole rows of data</text:p>
      <text:p text:style-name="P3"/>
      <text:p text:style-name="P2">Delete Everything:</text:p>
      <text:p text:style-name="P3">delete from publisher;</text:p>
      <text:p text:style-name="P3"><text:span text:style-name="T1"/></text:p>
      <text:p text:style-name="P3">select*</text:p>
      <text:p text:style-name="P3">from publisher;</text:p>
      <text:p text:style-name="P3"/>
      <text:p text:style-name="P3">-the above code will delete all data on the table and it loads to reveal nothing is there</text:p>
      <text:p text:style-name="P3"/>
      <text:p text:style-name="P3"/>
      <text:p text:style-name="P2">Delete Statement With a Where Clause</text:p>
      <text:p text:style-name="P3">delete from publisher</text:p>
      <text:p text:style-name="P3">where name like 'New%';</text:p>
      <text:p text:style-name="P3"/>
      <text:p text:style-name="P3">select* </text:p>
      <text:p text:style-name="P3">from publisher;</text:p>
      <text:p text:style-name="P3"/>
      <text:p text:style-name="P3">-above we're using 'New%' to quickly get rid of 'New Age Books'</text:p>
      <text:p text:style-name="P3">-we can delete some of the rows based on the criteria of the where clause</text:p>
      <text:p text:style-name="P3">-remember if you want to delete rows and drop the whole table, you need to use the drop keywo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3"/>
      <text:p text:style-name="P3"/>
      <text:p text:style-name="P3"/>
      <text:p text:style-name="P3"><text:soft-page-break/></text:p>
      <text:p text:style-name="P3">5-14</text:p>
      <text:p text:style-name="P3">Debugging SQL</text:p>
      <text:p text:style-name="P3"/>
      <text:p text:style-name="P3">-if you forget what the primary key is, you can either look at the create statement or go to phpMyAdmin and then look at the structure tab</text:p>
      <text:p text:style-name="P3">-for a double index, phpMyAdmin will show both</text:p>
      <text:p text:style-name="P3"/>
      <text:p text:style-name="P3">insert into book (isbn, title, price)</text:p>
      <text:p text:style-name="P3">values ('xxx', 'My Life', 'd33x');</text:p>
      <text:p text:style-name="P3">-this code will give us 0.00 for the price be cause we had unnecessary text characters in it spot, this caused the data types to get confused<text:line-break/>-keep an eye out, sometimes mySQL lets things through that are errors</text:p>
      <text:p text:style-name="P3"/>
      <text:p text:style-name="P3">-use an update statement to fix that error</text:p>
      <text:p text:style-name="P3">update book </text:p>
      <text:p text:style-name="P3">set price = 33 </text:p>
      <text:p text:style-name="P3">where isbn = 'xxx';</text:p>
      <text:p text:style-name="P3"/>
      <text:p text:style-name="P3">-remember, make sure to use a where clause if you're using a delete or update statement. If you leave out the where clause, it will apply that delete or update to the entire table</text:p>
      <text:p text:style-name="P3">-remember to make sure that column count matches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9T13:23:39.88</meta:creation-date>
    <meta:generator>OpenOffice/4.1.7$Win32 OpenOffice.org_project/417m1$Build-9800</meta:generator>
    <dc:date>2021-03-31T13:26:36.44</dc:date>
    <meta:editing-duration>PT3H2M51S</meta:editing-duration>
    <meta:editing-cycles>134</meta:editing-cycles>
    <meta:document-statistic meta:table-count="0" meta:image-count="0" meta:object-count="0" meta:page-count="17" meta:paragraph-count="415" meta:word-count="3420" meta:character-count="19548"/>
  </office:meta>
</office:document-meta>
</file>